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NameImplTest.shouldProvideTheGive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NameImplTest.shouldProvideTheNameFo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NameImplTest.shouldProvideTheNameForAnonymous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NameImplTest.shouldProvideTheNameForAnonymousClassOn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NameImplTest.shouldProvideTheGivenNameOn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NameImplTest.shouldProvideTheNameForClassOnStatic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